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sabel Arrans vega</meta:initial-creator>
    <dc:creator>Isabel Arrans vega</dc:creator>
    <meta:creation-date>2021-01-17T14:36:00Z</meta:creation-date>
    <dc:date>2021-01-17T14:37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